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3.59mm"/>
    </style:style>
    <style:style style:name="co2" style:family="table-column">
      <style:table-column-properties fo:break-before="auto" style:column-width="79.52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make a website at CA</text:p>
          </table:table-cell>
          <table:table-cell office:value-type="string" calcext:value-type="string">
            <text:p>A1=decentralized principl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ke the website according to P(P=P(project+A1)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eploy the website into the web</text:p>
          </table:table-cell>
          <table:table-cell office:value-type="string" calcext:value-type="string">
            <text:p>web: contains various P’s from another persons</text:p>
          </table:table-cell>
          <table:table-cell table:style-name="Default" office:value-type="string" calcext:value-type="string">
            <text:p>person = peer at the web</text:p>
          </table:table-cell>
          <table:table-cell office:value-type="string" calcext:value-type="string">
            <text:p>peer = entity.namefunction(generated.potential - (distributed.potential – consumed.potential))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fpeerseed: distributed.potential = (generated.potential – consumed.potential)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fpeerseed &gt; 1: peer + (ifpperseed / peer)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or.ifpeerseed &gt; 1: (gain.after.function+(peer) = peer)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er = </text:p>
          </table:table-cell>
          <table:table-cell table:style-name="ce3" table:formula="of:=SUM([.D16]-([.D14]-[.D13]))" office:value-type="string" office:string-value="" calcext:value-type="error">
            <text:p>Err:522</text:p>
          </table:table-cell>
        </table:table-row>
        <table:table-row table:style-name="ro1" table:number-rows-repeated="2"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distributed.potential = </text:p>
          </table:table-cell>
          <table:table-cell table:style-name="ce3" table:formula="of:=SUM([.D16]-[.D14])" office:value-type="string" office:string-value="" calcext:value-type="error">
            <text:p>Err: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ed.potential = 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generation.potential = </text:p>
          </table:table-cell>
          <table:table-cell table:style-name="ce4" table:formula="of:=SUM([.D13]+[.D14])" office:value-type="string" office:string-value="" calcext:value-type="error">
            <text:p>Err: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ity.namefunction = </text:p>
          </table:table-cell>
          <table:table-cell table:style-name="ce4" table:formula="of:=SUM([.D16]-([.D13]+[.D14]))" office:value-type="string" office:string-value="" calcext:value-type="error">
            <text:p>Err: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peerseed &gt; 1 : </text:p>
          </table:table-cell>
          <table:table-cell table:style-name="ce3" table:formula="of:=SUM([.D10]+([.D13]/[.D10]))" office:value-type="string" office:string-value="" calcext:value-type="error">
            <text:p>Err: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in.afterfunction : </text:p>
          </table:table-cell>
          <table:table-cell table:style-name="ce3" table:formula="of:=SUM([.D18]-[.D10])" office:value-type="string" office:string-value="" calcext:value-type="error">
            <text:p>Err:52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r.ifpeerseed &gt; 1 : </text:p>
          </table:table-cell>
          <table:table-cell table:style-name="ce3" table:formula="of:=SUM((([.D19]+[.D10])*[.D11])+([.D19]*[.D21]))" office:value-type="string" office:string-value="" calcext:value-type="error">
            <text:p>Err:522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09:01:13.044663110</meta:creation-date>
    <dc:date>2017-01-14T10:28:24.969659018</dc:date>
    <meta:editing-duration>PT42M35S</meta:editing-duration>
    <meta:editing-cycles>7</meta:editing-cycles>
    <meta:generator>LibreOffice/5.1.4.2$Linux_X86_64 LibreOffice_project/10m0$Build-2</meta:generator>
    <meta:document-statistic meta:table-count="1" meta:cell-count="26" meta:object-count="0"/>
  </office:meta>
</office:document-meta>
</file>